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ff0000"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padding="0.074cm" fo:border-left="none" fo:border-right="none" fo:border-top="none" fo:border-bottom="0.035cm solid #000000" style:join-border="false"/>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transparent" style:font-weight-asian="normal" style:font-weight-complex="normal"/>
    </style:style>
    <style:style style:name="P10" style:family="paragraph" style:parent-style-name="Standard">
      <style:text-properties fo:font-weight="bold" fo:background-color="transparent"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text-underline-style="none" fo:font-weight="normal" fo:background-color="transparent" style:font-weight-asian="normal" style:font-weight-complex="normal"/>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weight-asian="bold"/>
    </style:style>
    <style:style style:name="T11"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7"/>
      <text:p text:style-name="Standard"/>
      <text:p text:style-name="P1">Clementina....</text:p>
      <text:p text:style-name="P1"><text:s text:c="6"/></text:p>
      <text:p text:style-name="P2"><text:s text:c="5"/>El Instituto Calculo fue creado formalmente en 1962 impulsado por Manuel Sadosky.Las labores preparatorias de la implantación de la computadora comenzaron seis años antes, con la realización de los primeros seminarios sobre el tema. La máquina fue adquirida en 1958, con un subsidio otorgado por el Consejo Nacional de Investigaciones Científicas y Técnicas, que acababa de crearse. Sadosky relata así los antecedentes: </text:p>
      <text:p text:style-name="P2"/>
      <text:p text:style-name="P2"><text:s text:c="5"/><text:span text:style-name="T6">"El Consejo Directivo de la Facultad de Ciencias designó en 1957 la </text:span></text:p>
      <text:p text:style-name="P4">Comisión que debía preparar el pliego para la licitación. Se presentaron cuatro </text:p>
      <text:p text:style-name="P4">firmas: IBM, Remington y Philco de los Estados Unidos y Ferranti de Inglaterra. </text:p>
      <text:p text:style-name="P4">Se hizo un cuidadoso estudio de las propuestas teniendo en cuenta las </text:p>
      <text:p text:style-name="P4">características técnicas y los precios y, por acuerdo unánime de sus miembros, la </text:p>
      <text:p text:style-name="P4">Comisión decidió aconsejar la compra del equipo Mercury ofrecido por Ferranti de </text:p>
      <text:p text:style-name="P4">Manchester 16 . Para la época se trataba de una máquina de excelente categoría </text:p>
      <text:p text:style-name="P4">técnica no sólo por su rapidez y tipo de memoria, sino también porque el grupo de </text:p>
      <text:p text:style-name="P4">investigadores de la Universidad de Manchester había desarrollado un lenguaje, </text:p>
      <text:p text:style-name="P4">Autocode 17 , de fácil aprendizaje y de buenas características para el tratamiento de </text:p>
      <text:p text:style-name="P4">problemas científicos" [SADOSKY, 1972, p. 14].</text:p>
      <text:p text:style-name="P2"/>
      <text:p text:style-name="P2"><text:s text:c="5"/>La Comisión de adjudicación estaba integrada por Sadosky, Alberto González Dominguez, destacado matemático, y Simón Altman. Segun manifestaciones de Sadosky, la opinión de Altman fue decisiva, ya que era el unico miembro del jurado que conocía una computadora. </text:p>
      <text:p text:style-name="P2"><text:s text:c="5"/><text:span text:style-name="T7">Es</text:span> probable que la elección no haya sido muy afortunada porque, aunque se trataba de una máquina poderosa, cuando se la instaló estaba muy rezagada desde el punto de vista técnico. Desde </text:p>
      <text:p text:style-name="P2">otro punto de vista, el vínculo que permitió establecer con la fábrica inglesa, que estaba estrechamente relacionada con la Universidad de Manchester, compensó en parte aquel atraso técnico. La computadora Ilegó a Buenos Aires en 1960, pero no se la pudo instalar hasta comienzos de 1961 debido a que las obras de adecuación del local destinado a alojarla, que dirigió Humberto Ciancaglini no estaban todavía terminadas. </text:p>
      <text:p text:style-name="P2"><text:s text:c="5"/>Para la preparación del personal que la atendería, Ferranti Ltd. envió a Cecile Popplewell, que había trabajado con Alan M. Turing. Bajo su supervisión se desarrolló y corrió el primer programa, confeccionado por <text:s/>Cecilia T. de Berdichevsky. La implantación de la computadora en la </text:p>
      <text:p text:style-name="P2">Argentina siguió la pauta, ya establecida, de encomendar su programación al personal femenino, <text:soft-page-break/>iniciada por Alice Goldstine en la ENIAC y llevada a su culminación por la entonces Capitana Grace B. Murray Hopper. </text:p>
      <text:p text:style-name="P2"><text:s text:c="4"/></text:p>
      <text:p text:style-name="P2"><text:tab/> <text:s text:c="2"/>Otro logro de Sadosky fue la creación de la carrera de Computador Científico en 1963, que se nutrió inicialmente de los licenciados en Matemática y en Física de la propia Facultad 18 . La ŭ nica preparación especializada de la época era la que proporcionaba IBM a su propio personal </text:p>
      <text:p text:style-name="P2">desde 1960, en los llamados Cursos de EDP (Electronic Data Processing), que producían lo que la empresa denominaba entonces Ingenieros de Sistemas (System Engineers). Los cursos eran de buen nivel y se completaban con estadas en la casa matriz norteamericana. IBM contaba también con una </text:p>
      <text:p text:style-name="P2">Escuela de Operadores de Máquinas de Contabilidad desde 1941, que había servido de inspiración a numerosas autocalificadas academias comerciales que dictaban lo que llamaban cursos IBM con la misma finalidad. La orientación inicial de la carrera de Computador Científico, algo exclusiva como lo indicaba el título otorgado, pareció conspirar contra las posibilidades laborales de los graduados, por lo cual se incluyeron luego materias dictadas por profesionales de IBM, más próximos a la demanda del mercado. Esta adaptación fue de corto plazo, porque a mediados de 1966, como </text:p>
      <text:p text:style-name="P2">veremos, la carrera, el Instituto de Cálculo y la propia computadora vieron cerrados violentamente sus ciclos.</text:p>
      <text:p text:style-name="P2"/>
      <text:p text:style-name="P3">AHORA VIENE LA PARTE DE CIANGCAGLINI, GERA HAY QUE AGREGAR LA PARTE <text:s/>DE LA CEFIBA ACA </text:p>
      <text:p text:style-name="P2"><text:s text:c="5"/></text:p>
      <text:p text:style-name="P1">La computadora de la Universidad Nacional del Sur</text:p>
      <text:p text:style-name="P2"/>
      <text:p text:style-name="P2"><text:s text:c="5"/>La Universidad Nacional del Sur (U.N.S.) situada en la ciudad de Bahía Blanca (Provincia de Buenos Aires), sobre el Atlántico a 800 km. al sur de la ciudad de Buenos Aires fue confiada a Vicente Fatone (1903-1962), una de las mayores personalidades intelectuales de entonces. A fines de 1956 se creó un Seminario de Computadores, para estudiantes avanzados de la carrera de Ingeniería Eléctrica, que quedó a cargo de Jorge Santos, quien fundó al año siguiente el Laboratorio de Computadores (hoy Laboratorio de Sistemas Digitales), en cuyo seno siguió funcionando el Seminario. </text:p>
      <text:p text:style-name="P2"><text:s text:c="4"/>En 1961 Santos, aprovechó la experiencia adquirida durante una estancia en la Universidad de Manchester para emprender la construcción de un computador (como prefería nombrarlo) al que llamó Computador Electrónico de la Universidad Nacional del Sur (CEUNS). Santos se había propuesto demostrar que era posible construir una <text:s/>computadora de bajo costo, en una época en la que el alquiler o la compra de esas máquinas estaba sólo al alcance de organismos o empresas con sólidos recursos. </text:p>
      <text:p text:style-name="P1"/>
      <text:p text:style-name="P1">Escuelas y congresos surgido a partir de 1983:</text:p>
      <text:p text:style-name="P1"/>
      <text:p text:style-name="P2">En Argentina, ya en 1974, la empresa Fate Electrónica había encarado un ambicioso proyecto industrial, consistente en el diseño de una computadora al nivel del estado del arte de ese momento. Sin embargo el golpe militar de 1976 encumbró una política económica de signo opuesto, presidida por el dogma liberal y la apertura irrestricta. Finalmente a inicios de los ochenta el proyecto Fate fue archivado .</text:p>
      <text:p text:style-name="P2">Con la vuelta de un gobierno democratica encabezado por el Dr. Raúl Alfonsín nombro al frente de la Secretaría de Ciencia y Técnica (SECyT) al Dr. Manuel Sadosky. El proyecto elaborado por un sector de la intelectualidad, que formaba parte de los equipos técnicos del nuevo gobierno, aspiraba a recuperar el “tren perdido” del desarrollo nacional.</text:p>
      <text:p text:style-name="P2"/>
      <text:p text:style-name="P2">Dentro del proyecto estratégico impulsado por sectores del gobierno de Alfonsín con la intención de que Argentina pudiera “abordar el tren de la 3RI” a partir de políticas públicas, la informática era una pieza clave.</text:p>
      <text:p text:style-name="P2"><text:soft-page-break/><text:s/>En América Latina se había constituido la Conferencia de Autoridades en Informática (CALAI). En 1982, como Argentina había sido discriminada, por causa de la guerra de Malvinas, como sede de la Conferencia Internacional de Investigación Operativa (IFORS), se forma la Asociación Latinoamericana de Investigación Operativa (ALIO) que pasó a organizar sus propias conferencias .</text:p>
      <text:p text:style-name="P2">En el plano académico, ya en 1984 se comienza a trabajar en el proyecto de la Escuela Superior Latino Americana de Informática (ESLAI) y en enero de 1985 se sientan las bases de la cooperación binacional que daría lugar al Programa Argentino Brasileño de Informática (PABI), en cuyo seno se desarrollaron las EBAI. </text:p>
      <text:p text:style-name="P2"/>
      <text:p text:style-name="P5">El surgimiento del PABI (Programa Argentino-Brasileño de Informatica) y las EBAI (Escuela Brasilena-Argentina de Informatica).</text:p>
      <text:p text:style-name="P5"/>
      <text:p text:style-name="P6">El académico brasileño Dr. Carlos Pereira de Lucena, había sido previamente designado para ejercer la coordinación desde la contraparte brasileña, del grupo de investigación binacional. Por el lado argentino se definió como coordinador al Lic. Armando Haeberer 8. </text:p>
      <text:p text:style-name="P6">En las semanas siguientes ambos coordinadores diseñaron el “<text:span text:style-name="T6">Programa <text:s/>Argentino- Brasilero de Investigación y Estudios Avanzados en Ciencias de la Computación</text:span>”, como una extensión del grupo de investigación binacional en tecnología informática de frontera. </text:p>
      <text:p text:style-name="P6">Para alcanzar los objetivos propuestos por el flamante programa en el documento fundacional: </text:p>
      <text:p text:style-name="P6"><text:s/>“...se proponen los siguientes medios: </text:p>
      <text:p text:style-name="P6">a) Escuelas Conjuntas de Verano que tendrán lugar anualmente en forma alternada, una vez en Brasil y otra en Argentina. </text:p>
      <text:p text:style-name="P6">b) Institucionalización de un grupo conjunto de investigación. </text:p>
      <text:p text:style-name="P6">c) Apoyo al intercambio de investigadores (con calidad de visitantes) y estudiantes graduados entre ambos países....” </text:p>
      <text:p text:style-name="P6">En dicho documento ya se delinearon las características esenciales de las EBAI y, en particular, se definieron las fechas, el lugar y el programa de la primera, así como las vacantes y su sistema de selección, el plan de implementación y el presupuesto. </text:p>
      <text:p text:style-name="P6"/>
      <text:p text:style-name="P6">Las EBAI se constituyeron como uno de los dos medios de acción del PABI, junto con el grupo conjunto de investigación. El objetivo fue contribuir a la creación de una masa crítica de investigadores y la formación de una escuela de pensamiento regional en Informática. Eran Escuelas de Verano, realizadas anualmente con sede rotativa en uno u otro país, donde una masa importante de estudiantes y recién graduados de las carreras informáticas accedieron a contenidos de frontera dictados por los investigadores que los estaban desarrollando en los principales Centros Académicos. </text:p>
      <text:p text:style-name="P6">El diseño original contempló la presencia de 250 estudiantes becados (traslado, estadía, materiales) por país, 150 con al menos dos años de carrera y 100 del último año o recién graduados; se dictaban doce cursos, entre Básicos de dos semanas e Intermedios de una. En todos los casos, los responsables de curso debía escribir un libro original con el contenido del mismo. Con estos libros se fue constituyendo una colección específica en castellano y portugués de sesenta títulos .</text:p>
      <text:p text:style-name="P6"/>
      <text:p text:style-name="P6">La primera EBAI se realizó en febrero de 1986 en Campinas. La inauguración contó con la presencia de las máximas autoridades de Ciencia y Técnica de ambos países, los Dres. Sadosky y Archer. El ministro brasileño pronunció allí un significativo discurso (“ ...la naturaleza estratégica de la Informática, como núcleo irradiador de transformaciones tecnológicas de gran envergadura, requiere redoblar esfuerzos para asegurar un amplio margen de decisión nacional sobre el </text:p>
      <text:p text:style-name="P6">sector...”), en el que mencionó también los acuerdos en marcha en el terreno de la biotecnología. </text:p>
      <text:p text:style-name="P6"/>
      <text:p text:style-name="P6">La segunda EBAI (Tandil, 1987) incluyó dos laboratorios de tres semanas de duración y dedicación full- time: uno de Microelectrónica y otro de Ingeniería de Software. También se asignaron automáticamente becas al 25% de los mejores alumnos de la escuela anterior. </text:p>
      <text:p text:style-name="P6"><text:soft-page-break/></text:p>
      <text:p text:style-name="P6">La Tercera EBAI (Curitiba 1988) y la Cuarta (Río Hondo, 1989) mantuvieron vivo el </text:p>
      <text:p text:style-name="P6">espíritu y la organización de estos encuentros. En esta última la asistencia fue de 210 </text:p>
      <text:p text:style-name="P6">alumnos por Brasil, otros tantos por Argentina y 28 de otros países de América Latina </text:p>
      <text:p text:style-name="P6">(Bolivia, Chile, Nicaragua, Paraguay y Uruguay). </text:p>
      <text:p text:style-name="P5">Otro:</text:p>
      <text:p text:style-name="P6">Durante el año 1986 surgió ETHOS (Estación de Trabajo Heurística Orientada a la Ingeniería de Software), como un proyecto conjunto de Ingeniería de Software, Inteligencia Artificial, Teoría de Programación y Arquitecturas de Computadoras. </text:p>
      <text:p text:style-name="P5"/>
      <text:p text:style-name="P1">chau a los programas y a las escuelitas.. je!.</text:p>
      <text:p text:style-name="P2">Con el cambio de gobierno de julio de 1989 en Argentina, fue designado al frente de la SECyT el Dr. Matera, exponente de un sector del peronismo vinculado al nacionalismo católico y al proceso militar de 1976-83. Fue nombrado en la SID el C.C. Carlos A. Sassali. El elenco argentino del PABI fue removido, todo lo hecho fue revisado y se iniciaron auditorias con vistas a detectar presuntos manejos fraudulentos. Este mismo año, una reunión binacional con participación de las nuevas autoridades, acuerda realizar las EBAI cada dos años .</text:p>
      <text:p text:style-name="P2"/>
      <text:p text:style-name="P2">En 1991 se realiza la V EBAI, la cual se estructuró en tres áreas con tres cursos cada una. El cupo de asistentes fue menor a las anteriores. Hubo continuidad en los laboratorios de Microelectrónica e Ingeniería de Software. </text:p>
      <text:p text:style-name="P2">Desde febrero de 1991 a noviembre de 1992 no se registró actividad binacional. En Argentina el PABI subsistió en la figura del equipo de coordinación (tres personas), sin presupuesto para actividades, y en la retórica de los balances de gestión de la SID. </text:p>
      <text:p text:style-name="P2">En noviembre de 1992 se habla de “relanzar el PABI”. <text:s/>Allí se discutió el futuro de las EBAI y se decidió centrarlas en los proyectos binacionales, reducir el número de participantes y limitarlo sólo a egresados, con un cupo reservado a profesionales que trabajaban en empresas. </text:p>
      <text:p text:style-name="P2">La VI y última EBAI se realizó en julio de 1993 en Embalse Río Tercero, en medio de agudas restricciones de presupuesto. Se dictaron 3 Laboratorios y 3 Cursos. </text:p>
      <text:p text:style-name="P2">Después de la VI EBAI, el PABI cayó en total inactividad. A fines de 1993 aparece una convocatoria para presentar propuestas de cursos y laboratorios para una VII EBAI a realizarse en enero de 1995 en Porto Alegre, que no se concreta. <text:s/>A poco de comenzar, en 1995, la segunda presidencia de Menem, se modifica el organigrama de la SECyT. </text:p>
      <text:p text:style-name="P2">En el nuevo esquema desaparece la SID y, con ella, el PABI. </text:p>
      <text:p text:style-name="P2"/>
      <text:p text:style-name="P1">ESLAI.</text:p>
      <text:p text:style-name="P2"/>
      <text:p text:style-name="P2">El proyecto ESLAI se inició en 1985 por iniciativa del Gobierno Argentino fundada por Manuel Sadosky, quien era Secretario de Ciencia y Técnica de la Nación, con el objetivo de constituir un centro de excelencia en docencia universitaria e investigación en Informática para la región latinoamericana. A través de la ESLAI se aspiraba realizar una importante labor de capacitación profesional, brindando a la comunidad Informática cursos de actualización, dictados por especialistas de primer nivel internacional. </text:p>
      <text:p text:style-name="P2">Para lograr resultados rápidamente, aprovechando al máximo los recursos invertidos, se buscó minimizar el tiempo de permanencia de los estudiantes y garantizar tanto la mejor aptitud de los ingresantes como la dedicación exclusiva al estudio. Estos objetivos coincidían con los que llevaron al Dr. José Antonio Balseiro a fundar el Instituto de Física de Bariloche, que actualmente lleva su nombre; consecuentemente se adoptó para la ESLAI una arquitectura análoga a la del Instituto Balseiro, basada en los siguientes pilares:</text:p>
      <text:p text:style-name="P2">1. Un ciclo de estudios de tres años, en los cuales se completaría una formación básica.</text:p>
      <text:p text:style-name="P2">2. Un cupo limitado de alumnos seleccionados. La selección se realizaba mediante una prueba tomada simultáneamente en todos los países de Latinoamérica. </text:p>
      <text:p text:style-name="P2"><text:soft-page-break/>3. Dedicación plena al estudio, facilitada por una beca de la que gozaban los alumnos de la escuela. </text:p>
      <text:p text:style-name="P2">La ESLAI funcionó con un cuerpo docente integrado por muy pocos Profesores Ordinarios, ya que la mayoría eran contratados por períodos breves. También contaba con un conjunto reducido de <text:s/>auxiliares docentes, denominados Instructores. Los profesores eran seleccionados por un comité internacional y los Instructores por concurso.</text:p>
      <text:p text:style-name="P2">El plan de estudio comprendía dos años de materias obligatorias y un tercer año donde se debía completar un determinado cupo de créditos de materias electivas. Además durante este último año debía realizarse una pasantía y la tesina de graduación. </text:p>
      <text:p text:style-name="P2">El equipamiento, que contaba la escuelo, fue donado por el Gobierno Italiano – estaba constituido por una red integrada por dos servidores UNIX y 57 PC ́s -. La UNESCO subsidió la compra de material bibliográfico. Los convenios con Italia y Francia permitieron relacion con estos paises para el intercambio de profesionales. Se contrataron profesionales europeos para dictar cursos breves. </text:p>
      <text:p text:style-name="P2">Con respecto a los resultados obtenidos: </text:p>
      <text:p text:style-name="P2">Respecto de los alumnos: </text:p>
      <text:p text:style-name="P2">Tasa de egreso de la ESLAI: 92%. </text:p>
      <text:p text:style-name="P2">Porcentaje de egresados que partieron a doctorarse: 50 %. </text:p>
      <text:p text:style-name="P2">Egresados que obtuvieron título de doctor de los que partieron: 81% </text:p>
      <text:p text:style-name="P2">Porcentaje de egresados ya doctorados que regresaron a Latinoamérica: 44% </text:p>
      <text:p text:style-name="P2">Porcentaje de egresados doctorados radicados en Argentina respecto de los egresados argentinos que partieron: 33% </text:p>
      <text:p text:style-name="P2"/>
      <text:p text:style-name="P2">Algo bastante importante para nuestro pais es que, respecto de los instructores que partieron, Obtuvieron título de Doctor el 80% y todos ellos regresaron. Están radicados la Argentina en la actualidad 11 doctores de entre los que se doctoraron en el exterior, ya sea ex instructores o ex alumnos. </text:p>
      <text:p text:style-name="P2">En julio de1989 con la asuncion a la Presidencia de la Nación el Dr. Carlos Menem, como Secretario de Ciencia y Técnica el Dr. Raúl Matera y como Subsecretario de Informática el Lic. Carlos Sassali, la ESLAI entra en un periodo de agonia. En el año 1990 la situación llegó a límites insostenibles, los docentes dejaron de cobrar sus sueldos, los alumnos de percibir sus becas. Hacia junio el concesionario del comedor dejó de proveer alimentos, ante una deuda acumulada de varios meses, quedando los alumnos sin la componente alimentaria de sus becas. Los problemas acarriados por la ESLAI llegaron a los medios de comunicación y a pesar de esfuerzos realizados por alumnos y la comunidad entera de la escuela en sepiembre de 1990 las aulas de la ESLAI cerraron sus puertas.</text:p>
      <text:p text:style-name="P2"/>
      <text:p text:style-name="P9">Como conclucion a los temas planteados vemos como los cambios políticos acarrean la ruptura de proyectos académicos, pero pese a esto, ambos proyectos han tenido efectos importantes en el desarrollo académico de la disciplina a la que estaban destinados y han demostrado que emprendimientos plurinacionales en América Latina y el Caribe pueden superar la carencia individual de masa crítica y lograr escalas que hagan viable su implementación. </text:p>
      <text:p text:style-name="P9"/>
      <text:p text:style-name="P9"/>
      <text:p text:style-name="P10">Fechas y datos que nos pueden servir: Desde 1970 para adelante.</text:p>
      <text:p text:style-name="P9">Gobierno de illia</text:p>
      <text:p text:style-name="P9">1963---&gt; noche de los bastones largos. Periodo de <text:span text:style-name="T2">Ongania</text:span></text:p>
      <text:p text:style-name="P12">luego asume Roberto Marcelo Levingstons</text:p>
      <text:p text:style-name="P12">luego Alejandro Agustín Lanusse</text:p>
      <text:p text:style-name="P10"/>
      <text:p text:style-name="P9">Dentro del periodo de 1966 al 1973 sólo algunos profesores aislados introdujeron algunas innovaciones, como los Ingenieros Esteban Ditada y Luis Trab que comenzaron a dictar Teoría de <text:span text:style-name="T6">Lenguajes Formales y Autómatas y Diseño de Compiladores</text:span> en la Facultad de Exactas de la UBA. Los militares evitaron dar trascendencia a las actividades universitarias, considerándolas <text:soft-page-break/>potencialmente peligrosas, ya que el estudiantado podía crearles resistencia.</text:p>
      <text:p text:style-name="P1"><text:span text:style-name="T9">Primer compilador en 1972. En 1975 el grupo fue seleccionado para diseñar e implementar el compilador *****</text:span></text:p>
      <text:p text:style-name="P1"><text:span text:style-name="T9">En mayo de 1973, asumió Cámpora en medio de grandes festejos populares.</text:span></text:p>
      <text:p text:style-name="P1"><text:span text:style-name="T9">En junio Perón regresó al país.</text:span></text:p>
      <text:p text:style-name="P1"><text:span text:style-name="T9">Para facilitar el acceso de Perón a la presidencia Cámpora renunció y luego de nuevas elecciones asumió el Gral. Perón y luego, ante su fallecimiento en julio de 1975, su esposa Isabel Martínez.</text:span></text:p>
      <text:p text:style-name="P1"><text:span text:style-name="T9"/></text:p>
      <text:p text:style-name="Standard"><text:span text:style-name="T9">El FREJULI (</text:span><text:a xlink:type="simple" xlink:href="http://es.wikipedia.org/wiki/Frente_Justicialista_de_Liberación_Nacional"><text:span text:style-name="T9">Frente Justicialista de Liberación Nacional</text:span></text:a><text:span text:style-name="T9">,</text:span>) <text:span text:style-name="T9">inició una política de impulso de la industria nacional bajo la cual crecieron varios</text:span></text:p>
      <text:p text:style-name="P1"><text:span text:style-name="T9">sectores industriales. En este contexto surgieron varios proyectos industriales para la</text:span></text:p>
      <text:p text:style-name="P1"><text:span text:style-name="T9">construcción de equipamiento informático:</text:span></text:p>
      <text:p text:style-name="P1"><text:span text:style-name="T9"><text:s text:c="6"/>La empresa FATE Electrónica desarrolló y fabricó calculadoras electrónicas, las Cifra</text:span></text:p>
      <text:p text:style-name="P1"><text:span text:style-name="T9"><text:s text:c="6"/>(transformándose en el principal proveedor de ALC); pequeñas computaras computadoras,</text:span></text:p>
      <text:p text:style-name="P1"><text:span text:style-name="T9"><text:s text:c="6"/>Cifra Sistema y diseñó una avanzada computadora de porte medio (Serie mil) 7 que contaría</text:span></text:p>
      <text:p text:style-name="P1"><text:span text:style-name="T9"><text:s text:c="6"/>con hardware y software totalmente nacional.</text:span></text:p>
      <text:p text:style-name="P1"><text:span text:style-name="T9"><text:s text:c="6"/>También emprendieron desarrollos electrónicos empresas más pequeñas como Micros</text:span></text:p>
      <text:p text:style-name="P1"><text:span text:style-name="T9"><text:s text:c="6"/>Sistemas en Córdoba (grabadoras de diskettes para ingreso de datos) y Micro</text:span></text:p>
      <text:p text:style-name="P1"><text:span text:style-name="T9"><text:s text:c="6"/>Computadoras Argentinas que produjo las micro computadoras 3503 y 4503, usando</text:span></text:p>
      <text:p text:style-name="P1"><text:span text:style-name="T9"><text:s text:c="6"/>procesadores del mercado.</text:span></text:p>
      <text:p text:style-name="P1"><text:span text:style-name="T9"><text:s text:c="6"/>La serie 3503 incorporó un impresor de agujas bi-direccional, totalmente diseñado y</text:span></text:p>
      <text:p text:style-name="P1"><text:span text:style-name="T9"><text:s text:c="6"/>producido en Argentita, con excepción de la cabeza de impresión.</text:span></text:p>
      <text:p text:style-name="P1"><text:span text:style-name="T9"/></text:p>
      <text:p text:style-name="P1"><text:span text:style-name="T9">El 24 de marzo de 1976 las fuerzas armadas secuestraron a la presidente, Isabel Martínez de Perón y asumieron el gobierno. El general Videla fue el primer presidente, luego lo seguirían Viola, Galtieri y Bignone.</text:span></text:p>
      <text:p text:style-name="P1"><text:span text:style-name="T9"/></text:p>
      <text:p text:style-name="P1"><text:span text:style-name="T9">En 1982, el entonces presidente, Galtieri, buscó recuperar terreno con una gran acción que le permitiera ganar consenso y lanzó al país a la Guerra de Malvinas en contra de Gran Bretaña. </text:span></text:p>
      <text:p text:style-name="P1"><text:span text:style-name="T9"/></text:p>
      <text:p text:style-name="P1"><text:span text:style-name="T9">En 1983 asumió el Dr. Raúl Alfonsín, nuevamente en medio de una gran euforia popular.</text:span></text:p>
      <text:p text:style-name="P1"><text:span text:style-name="T9"/></text:p>
      <text:p text:style-name="P1"><text:span text:style-name="T9"/></text:p>
      <text:p text:style-name="P14">Un poco de la Clementina:</text:p>
      <text:p text:style-name="P15"><text:span text:style-name="T8"><text:tab/></text:span>La larga agonía de Clementina.</text:p>
      <text:p text:style-name="P6">El mantenimiento de la computadora se fue convirtiendo, de mas en mas, en una cuestión crítica.</text:p>
      <text:p text:style-name="P6">Los dos principales problemas interconectados eran el calor y los repuestos. La disipación de las 3500 válvulas, en principio, se resolvía con un sistema de refrigeración interna, basado en gas freón, pero no siempre había fondos para conseguirlo. Otros factores ambientales requerían mantener controlada la temperatura de la enorme sala, que dependía del aire acondicionado del edificio, que no siempre funcionaba. Si las alarmas anunciaban que se había sobre pasado el límite tolerable, entonces había que apagar el equipo y esperar mejores condiciones. Una de las posibles consecuencias de las altas temperaturas era que se “quemaban” válvulas o podían aterrizar las cabezas lectoras sobre los tambores magnéticos que oficiaban de memoria estable (al estilo de</text:p>
      <text:p text:style-name="P6">los discos duros actuales). Esto, a su vez, potenciaba la crisis de carencia de repuestos.</text:p>
      <text:p text:style-name="P6">Los más sensibles eran las válvulas y los tambores. Como esos equipos ya no se fabricaban, no había modo de conseguir tambores nuevos.</text:p>
      <text:p text:style-name="P6"/>
      <text:p text:style-name="P6">Esta situación ya era problemática antes de la intervención y llevó a la generación de estrategias de</text:p>
      <text:p text:style-name="P6">supervivencia heterodoxas. Era necesario calibrar las distancia de las cabezas a la superficie del tambor: a mucha distancia fallaba la lectoescritura y a muy poca el roce arruinaba ambas partes. Para esto se desarrolló un manómetro especial. Como el roce de cabeza y tambor igual ocurría cada <text:soft-page-break/>tanto se recurría a la CoNEA para recapar cabezas y repintar los tambores con una pintura a base de óxido de hierro.</text:p>
      <text:p text:style-name="P6">En cuanto a las válvulas se hacía una rutina de mantenimiento preventivo. Las válvulas en mal estado se cambiaban antes de que produjeran interrupciones o errores en la ejecución de procesos.</text:p>
      <text:p text:style-name="P6">De todos modos había fallas cotidianas y debía buscarse el sector de la falla y cambiar en el momento la o las válvulas responsables. Cuando ya no se pudieron conseguir mas válvulas nuevas en el mercado se comenzaron a reusar válvulas ya cambiadas preventivamente, pero aun usables. Así fue como, poco a poco, el mantenimiento se fue convirtiendo en una proeza cotidiana, llevada cabo por un equipo de técnicos totalmente consustanciados con el sostenimiento día a día de la</text:p>
      <text:p text:style-name="P6">actividad de Clementina, pese a lo cual, los usuarios cada vez veían mas interrumpidos o demorados sus procesos. </text:p>
      <text:p text:style-name="P6">La situación quedó reflejada en un informe del entonces Jefe de Mantenimiento: “En suma, el estado general del computador es deficiente debido a que no se poseen repuestos para su reparación, el eficaz funcionamiento del compresor del equipo de refrigeración no se puede garantizar, los tambores de memoria magnética están fuera de servicio y no se poseen válvulas electrónicas para reemplazo...”</text:p>
      <text:p text:style-name="P1"><text:span text:style-name="T3">La verdadera muerte de Clementina.</text:span></text:p>
      <text:p text:style-name="P2"/>
      <text:p text:style-name="P2">En 1969 cuando es designado en la UBA julio el Dr. Santas y, poco después, en Exactas, retornó Zardini, como decano. El nuevo rector de la UBA puso en su agenda la cuestión de Computación y Sistemas y, en septiembre de 1969, conformó una comisión asesora en computación. La misma estaba proponía una progresiva instalación de equipos y/o terminales en las distintas unidades académicas. </text:p>
      <text:p text:style-name="P2">El Plan priorizaba Ingeniería y Ciencias Exactas y, en consecuencia, postulaba la instalación, en ese mismo año, de computadoras de tercera generación en ambas facultades aunque, y ademas, una nueva computadora mas poderosa en Ingeniería sería el principal soporte de la interconexión de toda la Universidad.</text:p>
      <text:p text:style-name="P2">Despues de una larga agonía, en septiembre de 1970 se produce la parada definitiva de clementina, cuando Cavotti, informó al decano con una expresión terminante: “...el computador queda totalmente fuera de servicio...”.</text:p>
      <text:p text:style-name="P1"></text:p>
      <text:p text:style-name="P1">Dato a tener en cuenta: <text:span text:style-name="T9"><text:s/>pasaron 10 años para que clementina tuviera reemplaz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o parte de la sociedad nacida desde la década del 80, tenemos una visión bastante lejana de los comienzos de esos dispositivos que se denominaron computadoras. Para mucho de nosotros estos instrumentos digitales han pasado a ser indispensables en nuestra vida social, laboral, esparcimiento, comunicación, etc. La era digital en la que estamos inmersos nos <text:soft-page-break/>imposibilita imaginarnos un día sin ellos. </text:p>
      <text:p text:style-name="Standard"><text:span text:style-name="T5">Seguramente, la mayoría, como <text:s/>en nuestro caso, adquirió su primera computadora con mínimamente 8 Mb de memoria RAM, un procesador de 200 Mhz, un disco de almacenamiento de un par de Gigas. Estas características parecen súper obsoletas, actualmente hablando, debido al crecimiento masivo y <text:s/>continuo que se dan en los últimos años. Parece que la ley de Gordon E. Moore (</text:span><text:a xlink:type="simple" xlink:href="http://es.wikipedia.org/wiki/Ley_de_Moore"><text:span text:style-name="T5">http://es.wikipedia.org/wiki/Ley_de_Moore</text:span></text:a><text:span text:style-name="T5">), <text:s/>sigue y seguirá teniendo vigencia por varios años mas. Esto genera que renovar nuestros equipos digitales sea una tarea <text:s/>común cada unos pocos pares de años. Si nos ubicamos en décadas anteriores al 80, observaremos que existen radicales diferencias desde nuestra perspectiva.</text:span></text:p>
      <text:p text:style-name="P1">El nacimiento de la computadora se remonta a la década del 40 con objetivos puramente militares (debido a la 2Gmundial), denominada Z3 (1941), con orígenes Alemanes. A <text:s text:c="4"/>ella le siguieron COLLOSUS. (allan turing). El acceso a la misma estaba restringido científicos avanzados y su funcionamiento se basaba en la decodificación de mensajes. A esta le siguió el modelo denominado <text:s/>ENIAC. Cabe aclarar que estas computadoras necesitaban una preparacion del espacio fisico muy significativo.</text:p>
      <text:p text:style-name="P1"><text:s text:c="2"/>***********Acá tenemos que contar un poco mas de lo mundial*******************</text:p>
      <text:p text:style-name="P1">En la década del 60 llego a nuestro paí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1">***Acá se podría extender un poco la idea de arriba****</text:p>
      <text:p text:style-name="P1">A pesar de esto los desarrollos tecnológicos en nuestro país siempre se vieron sometidos a tiempos políticos.</text:p>
      <text:p text:style-name="P1">****************Bueno ahora acá habría que empezar a hablar bien bien sobre los objetivos del trabajo que son los desarrollo desde los 70 haciendo bien hincapié desde los noventa hasta ahora que me parece a mi que es lo que mas podemos hablar. ********************</text:p>
      <text:p text:style-name="P1"/>
      <text:p text:style-name="P1"/>
      <text:p text:style-name="P1"/>
      <text:p text:style-name="P1">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3T19:09:31</dc:date>
    <meta:editing-duration>PT11H54M16S</meta:editing-duration>
    <meta:editing-cycles>79</meta:editing-cycles>
    <meta:generator>OpenOffice.org/3.1$Linux OpenOffice.org_project/310m11$Build-9399</meta:generator>
    <dc:creator>Gonzalo Picco</dc:creator>
    <meta:document-statistic meta:table-count="0" meta:image-count="0" meta:object-count="0" meta:page-count="8" meta:paragraph-count="143" meta:word-count="4250" meta:character-count="27157"/>
  </office:meta>
</office:document-meta>
</file>